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2.72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8"/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4" office:value-type="string" calcext:value-type="string">
            <text:p>Czas[h]</text:p>
          </table:table-cell>
          <table:table-cell table:style-name="ce4" office:value-type="string" calcext:value-type="string">
            <text:p>Komentarz</text:p>
          </table:table-cell>
        </table:table-row>
        <table:table-row table:style-name="ro2">
          <table:table-cell table:style-name="ce2" office:value-type="date" office:date-value="2020-07-01" calcext:value-type="date">
            <text:p>01.07.2020</text:p>
          </table:table-cell>
          <table:table-cell table:style-name="ce10" office:value-type="float" office:value="2.5" calcext:value-type="float">
            <text:p>2,5</text:p>
          </table:table-cell>
          <table:table-cell table:style-name="ce11" office:value-type="string" calcext:value-type="string">
            <text:p>Udział w webinarach „Wprowadzenie do Hacktyk / Scrum praktycznie – początek” oraz „Czysty kod na przykłądzie Kotlina”</text:p>
          </table:table-cell>
        </table:table-row>
        <table:table-row table:style-name="ro2">
          <table:table-cell table:style-name="ce2" office:value-type="date" office:date-value="2020-07-02" calcext:value-type="date">
            <text:p>02.07.2020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Udział w webinarach „Omówienie gitflow na przykładzie CI/CD” oraz „Błędy programistów przy pisaniu zapytań bazodanowych (i nie tylko)”</text:p>
          </table:table-cell>
        </table:table-row>
        <table:table-row table:style-name="ro2">
          <table:table-cell table:style-name="ce2" office:value-type="date" office:date-value="2020-07-03" calcext:value-type="date">
            <text:p>03.07.2020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Udział w webinarach „Java + Spring + TDD = &lt;3” oraz „Wprowadzenie w świat testowania oprogramowania”</text:p>
          </table:table-cell>
        </table:table-row>
        <table:table-row table:style-name="ro2">
          <table:table-cell table:style-name="ce2" office:value-type="date" office:date-value="2020-07-04" calcext:value-type="date">
            <text:p>04.07.2020</text:p>
          </table:table-cell>
          <table:table-cell table:style-name="ce10"/>
          <table:table-cell table:style-name="ce11"/>
        </table:table-row>
        <table:table-row table:style-name="ro2">
          <table:table-cell table:style-name="ce2" office:value-type="date" office:date-value="2020-07-05" calcext:value-type="date">
            <text:p>05.07.2020</text:p>
          </table:table-cell>
          <table:table-cell table:style-name="ce10"/>
          <table:table-cell table:style-name="ce11"/>
        </table:table-row>
        <table:table-row table:style-name="ro2">
          <table:table-cell table:style-name="ce2" office:value-type="date" office:date-value="2020-07-06" calcext:value-type="date">
            <text:p>06.07.2020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Udział w webinarze „Jak się integrować (z REST API)</text:p>
          </table:table-cell>
        </table:table-row>
        <table:table-row table:style-name="ro2">
          <table:table-cell table:style-name="ce2" office:value-type="date" office:date-value="2020-07-07" calcext:value-type="date">
            <text:p>07.07.2020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Udział w webinarze „React crash course”</text:p>
          </table:table-cell>
        </table:table-row>
        <table:table-row table:style-name="ro2">
          <table:table-cell table:style-name="ce2" office:value-type="date" office:date-value="2020-07-08" calcext:value-type="date">
            <text:p>08.07.2020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Udział w webinarze „Szybkie myki na lepsze produkty”</text:p>
          </table:table-cell>
        </table:table-row>
        <table:table-row table:style-name="ro2">
          <table:table-cell table:style-name="ce2" office:value-type="date" office:date-value="2020-07-09" calcext:value-type="date">
            <text:p>09.07.2020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Modelowanie bazy danych – utworzenie diagramu bazy danych</text:p>
          </table:table-cell>
        </table:table-row>
        <table:table-row table:style-name="ro2">
          <table:table-cell table:style-name="ce2" office:value-type="date" office:date-value="2020-07-10" calcext:value-type="date">
            <text:p>10.07.2020</text:p>
          </table:table-cell>
          <table:table-cell table:style-name="ce10"/>
          <table:table-cell table:style-name="ce11"/>
        </table:table-row>
        <table:table-row table:style-name="ro2">
          <table:table-cell table:style-name="ce2" office:value-type="date" office:date-value="2020-07-11" calcext:value-type="date">
            <text:p>11.07.2020</text:p>
          </table:table-cell>
          <table:table-cell table:style-name="ce10"/>
          <table:table-cell table:style-name="ce11"/>
        </table:table-row>
        <table:table-row table:style-name="ro2">
          <table:table-cell table:style-name="ce2" office:value-type="date" office:date-value="2020-07-12" calcext:value-type="date">
            <text:p>12.07.2020</text:p>
          </table:table-cell>
          <table:table-cell table:style-name="ce10"/>
          <table:table-cell table:style-name="ce11"/>
        </table:table-row>
        <table:table-row table:style-name="ro2">
          <table:table-cell table:style-name="ce2" office:value-type="date" office:date-value="2020-07-13" calcext:value-type="date">
            <text:p>13.07.2020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Usprawnianie bazy danych – spisywanie pytań do mentora</text:p>
          </table:table-cell>
        </table:table-row>
        <table:table-row table:style-name="ro2">
          <table:table-cell table:style-name="ce2" office:value-type="date" office:date-value="2020-07-14" calcext:value-type="date">
            <text:p>14.07.2020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Utworzenie prototypowego modelu bazy danych w kodzie (repozytoria oraz encje) Dodanie DataBaseLoadera umożliwiającego ładowanie danych do bazy. Poprawa prototypu bazy danych. Dodanie danych do DatabaseLoadera i załadowanie ich do bazy</text:p>
          </table:table-cell>
        </table:table-row>
        <table:table-row table:style-name="ro2">
          <table:table-cell table:style-name="ce2" office:value-type="date" office:date-value="2020-07-15" calcext:value-type="date">
            <text:p>15.07.2020</text:p>
          </table:table-cell>
          <table:table-cell table:style-name="ce10"/>
          <table:table-cell table:style-name="ce11"/>
        </table:table-row>
        <table:table-row table:style-name="ro2">
          <table:table-cell table:style-name="ce2" office:value-type="date" office:date-value="2020-07-16" calcext:value-type="date">
            <text:p>16.07.2020</text:p>
          </table:table-cell>
          <table:table-cell table:style-name="ce10"/>
          <table:table-cell table:style-name="ce11"/>
        </table:table-row>
        <table:table-row table:style-name="ro2">
          <table:table-cell table:style-name="ce2" office:value-type="date" office:date-value="2020-07-17" calcext:value-type="date">
            <text:p>17.07.2020</text:p>
          </table:table-cell>
          <table:table-cell table:style-name="ce10"/>
          <table:table-cell table:style-name="ce11"/>
        </table:table-row>
        <table:table-row table:style-name="ro2">
          <table:table-cell table:style-name="ce2" office:value-type="date" office:date-value="2020-07-18" calcext:value-type="date">
            <text:p>18.07.2020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Ukończenie modelu bazy danych</text:p>
          </table:table-cell>
        </table:table-row>
        <table:table-row table:style-name="ro2">
          <table:table-cell table:style-name="ce2" office:value-type="date" office:date-value="2020-07-19" calcext:value-type="date">
            <text:p>19.07.2020</text:p>
          </table:table-cell>
          <table:table-cell table:style-name="ce10"/>
          <table:table-cell table:style-name="ce11"/>
        </table:table-row>
        <table:table-row table:style-name="ro2">
          <table:table-cell table:style-name="ce2" office:value-type="date" office:date-value="2020-07-20" calcext:value-type="date">
            <text:p>20.07.2020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Przygotowanie pierwszych testów oraz implementacja niektórych serwisów</text:p>
          </table:table-cell>
        </table:table-row>
        <table:table-row table:style-name="ro2">
          <table:table-cell table:style-name="ce2" office:value-type="date" office:date-value="2020-07-21" calcext:value-type="date">
            <text:p>21.07.2020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Kontynuacja przygotowywania testów oraz implementacji serwisów</text:p>
          </table:table-cell>
        </table:table-row>
        <table:table-row table:style-name="ro2">
          <table:table-cell table:style-name="ce2" office:value-type="date" office:date-value="2020-07-22" calcext:value-type="date">
            <text:p>22.07.2020</text:p>
          </table:table-cell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Dodanie klasy MvcConfig zawierającej koder, dołączenie biblioteki spring-security do projektu. Implementacja user -service, repository, serviceinterface, tests</text:p>
          </table:table-cell>
        </table:table-row>
        <table:table-row table:style-name="ro2">
          <table:table-cell table:style-name="ce2" office:value-type="date" office:date-value="2020-07-23" calcext:value-type="date">
            <text:p>23.07.2020</text:p>
          </table:table-cell>
          <table:table-cell table:style-name="ce10"/>
          <table:table-cell table:style-name="ce11"/>
        </table:table-row>
        <table:table-row table:style-name="ro2">
          <table:table-cell table:style-name="ce2" office:value-type="date" office:date-value="2020-07-24" calcext:value-type="date">
            <text:p>24.07.2020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Korekcja userDTO, parkingService, parkingHistoryService naprawa testów po korekcji. Utworzenie FaultService oraz reszty jego składników</text:p>
          </table:table-cell>
        </table:table-row>
        <table:table-row table:style-name="ro2">
          <table:table-cell table:style-name="ce2" office:value-type="date" office:date-value="2020-07-25" calcext:value-type="date">
            <text:p>25.07.2020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Próba implementacji autoryzacji (JWT) zakończona niepowodzeniem – powrót do kodu sprzed zmian</text:p>
          </table:table-cell>
        </table:table-row>
        <table:table-row table:style-name="ro2">
          <table:table-cell table:style-name="ce2" office:value-type="date" office:date-value="2020-07-26" calcext:value-type="date">
            <text:p>26.07.2020</text:p>
          </table:table-cell>
          <table:table-cell table:style-name="ce10"/>
          <table:table-cell table:style-name="ce11"/>
        </table:table-row>
        <table:table-row table:style-name="ro2">
          <table:table-cell table:style-name="ce2" office:value-type="date" office:date-value="2020-07-27" calcext:value-type="date">
            <text:p>27.07.2020</text:p>
          </table:table-cell>
          <table:table-cell table:style-name="ce10"/>
          <table:table-cell table:style-name="ce11"/>
        </table:table-row>
        <table:table-row table:style-name="ro2">
          <table:table-cell table:style-name="ce2" office:value-type="date" office:date-value="2020-07-28" calcext:value-type="date">
            <text:p>28.07.2020</text:p>
          </table:table-cell>
          <table:table-cell table:style-name="ce10"/>
          <table:table-cell table:style-name="ce11"/>
        </table:table-row>
        <table:table-row table:style-name="ro2">
          <table:table-cell table:style-name="ce2" office:value-type="date" office:date-value="2020-07-29" calcext:value-type="date">
            <text:p>29.07.2020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Dodanie metod do rentService, zmiana metody mapRestModel w każdym z serwisów, zmiana formatu czasu we wszystkich klasach</text:p>
          </table:table-cell>
        </table:table-row>
        <table:table-row table:style-name="ro2">
          <table:table-cell table:style-name="ce2" office:value-type="date" office:date-value="2020-07-30" calcext:value-type="date">
            <text:p>30.07.2020</text:p>
          </table:table-cell>
          <table:table-cell table:style-name="ce10"/>
          <table:table-cell table:style-name="ce11"/>
        </table:table-row>
        <table:table-row table:style-name="ro2">
          <table:table-cell table:style-name="ce2" office:value-type="date" office:date-value="2020-07-31" calcext:value-type="date">
            <text:p>31.07.2020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Dodawanie autoryzacji logowanie JWT, zgłębianie wiedzy</text:p>
          </table:table-cell>
        </table:table-row>
        <table:table-row table:style-name="ro2">
          <table:table-cell table:style-name="ce2" office:value-type="date" office:date-value="2020-08-01" calcext:value-type="date">
            <text:p>01.08.2020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Zgłębianie wiedzy próba dodania JWT refresh token nieudana, kosmetyczne zmiany kodu</text:p>
          </table:table-cell>
        </table:table-row>
        <table:table-row table:style-name="ro2">
          <table:table-cell table:style-name="ce2" office:value-type="date" office:date-value="2020-08-02" calcext:value-type="date">
            <text:p>02.08.2020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Rozszerzenie JWT token, dodanie testowych metod do kontrolerów w celu sprawdzenia działania autoryzacji</text:p>
          </table:table-cell>
        </table:table-row>
        <table:table-row table:style-name="ro2">
          <table:table-cell table:style-name="ce2" office:value-type="date" office:date-value="2020-08-03" calcext:value-type="date">
            <text:p>03.08.2020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Ponowna próba implementacji JWT refresh token zakończona niepowodzeniem, zgłębianie wiedzy</text:p>
          </table:table-cell>
        </table:table-row>
        <table:table-row table:style-name="ro2">
          <table:table-cell table:style-name="ce2" office:value-type="date" office:date-value="2020-08-04" calcext:value-type="date">
            <text:p>04.08.2020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Poprawianie błędów w data base loader, przepisywanie kodu, naprawa repozytorium po awarii, dodanie kontrolera do wgrywania zdjęć</text:p>
          </table:table-cell>
        </table:table-row>
        <table:table-row table:style-name="ro2">
          <table:table-cell table:style-name="ce2" office:value-type="date" office:date-value="2020-08-05" calcext:value-type="date">
            <text:p>05.08.2020</text:p>
          </table:table-cell>
          <table:table-cell table:style-name="ce10"/>
          <table:table-cell table:style-name="ce11"/>
        </table:table-row>
        <table:table-row table:style-name="ro3">
          <table:table-cell table:style-name="ce2" office:value-type="date" office:date-value="2020-08-06" calcext:value-type="date">
            <text:p>06.08.2020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Naprawa testów oraz zależności zapętlającej w dataBaseLoaderze. Dodanie metod do zmiany konta użytkownika. Dodanie metod sprawdzających poprawność podawanych danych użytkownika. Dodanie testów do utworzonych metod. Zmiana klasy odpowiedzi. Dodanie metod dodających marki itd..</text:p>
          </table:table-cell>
        </table:table-row>
        <table:table-row table:style-name="ro2">
          <table:table-cell table:style-name="ce2" office:value-type="date" office:date-value="2020-08-07" calcext:value-type="date">
            <text:p>07.08.2020</text:p>
          </table:table-cell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Naprawa logowania – mogą się zalogować tylko aktywni użytkownicy. Dodanie walidacji do maili, telefonów oraz hasła. Dodanie możliwości zmiany/dodania/pobrania komponentów składających się na samochód.</text:p>
          </table:table-cell>
        </table:table-row>
        <table:table-row table:style-name="ro2">
          <table:table-cell table:style-name="ce2" office:value-type="date" office:date-value="2020-08-08" calcext:value-type="date">
            <text:p>08.08.2020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Przygotowanie koncepcji implementacji wypożyczania</text:p>
          </table:table-cell>
        </table:table-row>
        <table:table-row table:style-name="ro2">
          <table:table-cell table:style-name="ce2" office:value-type="date" office:date-value="2020-08-09" calcext:value-type="date">
            <text:p>09.08.2020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Analiza błędów oraz uzupełnienie koncepcji</text:p>
          </table:table-cell>
        </table:table-row>
        <table:table-row table:style-name="ro2">
          <table:table-cell table:style-name="ce2" office:value-type="date" office:date-value="2020-08-10" calcext:value-type="date">
            <text:p>10.08.2020</text:p>
          </table:table-cell>
          <table:table-cell table:style-name="ce10" office:value-type="float" office:value="6.5" calcext:value-type="float">
            <text:p>6,5</text:p>
          </table:table-cell>
          <table:table-cell table:style-name="ce11" office:value-type="string" calcext:value-type="string">
            <text:p>Implementacja wypożyczania pojazdów, listowania, zmiany wypożyczenia</text:p>
          </table:table-cell>
        </table:table-row>
        <table:table-row table:style-name="ro3">
          <table:table-cell table:style-name="ce2" office:value-type="date" office:date-value="2020-08-11" calcext:value-type="date">
            <text:p>11.08.2020</text:p>
          </table:table-cell>
          <table:table-cell table:style-name="ce10" office:value-type="float" office:value="7" calcext:value-type="float">
            <text:p>7</text:p>
          </table:table-cell>
          <table:table-cell table:style-name="ce13" office:value-type="string" calcext:value-type="string">
            <text:p>Dodanie pola do instniejących encji, refaktoryzacja, części kodu. Dodanie możliwości odrzucania próśb o wypożyczenie przez administratora. Zaimplementowanie przeniesienia odrzuconych zgłoszeń do historii wypożyczeń. Dodanie end pointa do otrzymywania informacji o historii wypożyczeń zalogowanego użytkownika.</text:p>
          </table:table-cell>
        </table:table-row>
        <table:table-row table:style-name="ro3">
          <table:table-cell table:style-name="ce2" office:value-type="date" office:date-value="2020-08-12" calcext:value-type="date">
            <text:p>12.08.2020</text:p>
          </table:table-cell>
          <table:table-cell table:style-name="ce10" office:value-type="float" office:value="8" calcext:value-type="float">
            <text:p>8</text:p>
          </table:table-cell>
          <table:table-cell table:style-name="ce13" office:value-type="string" calcext:value-type="string">
            <text:p>Dodanie kolejnych end pointów do RentControllera – do listowania. Zmiana nazw. Uzupełnienie o walidację, daty wypożyczenia (data od nie może być większa od daty do). Zmiana @RequestBody w metodzie kontrolera, dzięki czemu administrator może wystawiać wiadomość zwrotną. Napisanie wszystkich testów do RentService</text:p>
          </table:table-cell>
        </table:table-row>
        <table:table-row table:style-name="ro3">
          <table:table-cell table:style-name="ce2" office:value-type="date" office:date-value="2020-08-13" calcext:value-type="date">
            <text:p>13.08.2020</text:p>
          </table:table-cell>
          <table:table-cell table:style-name="ce10" office:value-type="float" office:value="7" calcext:value-type="float">
            <text:p>7</text:p>
          </table:table-cell>
          <table:table-cell table:style-name="ce13" office:value-type="string" calcext:value-type="string">
            <text:p>Zmiana typów zwracanych w metodach listujących w RentService. Dodanie możliwości usuwania zapytania o wypożyczenie przez użytkownika. Szybka naprawa testów RentService. Dodanie możliwości listowania przez admina aktywnych wypożyczeń. Dodanie danych do DataBaseLoadera, metody do usuwania parkingu z repozytorium, nowy konstruktor w ParkingHistory. Usunięcie przypisywania pojazdowi parkingu przy rezerwacji. Pomoc front-endowi przy testowaniu aplikacji oraz usunięciu błędów.</text:p>
          </table:table-cell>
        </table:table-row>
        <table:table-row table:style-name="ro4">
          <table:table-cell table:style-name="ce2" office:value-type="date" office:date-value="2020-08-14" calcext:value-type="date">
            <text:p>14.08.2020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string" calcext:value-type="string">
            <text:p>Dodanie zapisu do editRent, dodanie metody do dezaktywacji parkingHistory i rentHistory kiedy samochód zostanie wyłączony, dodanie metody do zmiany samochodu w wypożyczeniach przez administratora, dodanie nowego DTO oraz zmiana argumentów w metodzie endRent w RentControllerze. Implementacja metody do pobrania pojazdu przez tablicę rejestracyjną, dodanie możliwości listowania historii pojazdu przez administratora. Usunięcie pola isActive z parkingDTO oraz naprawa powstałych z tego tytułu błędów. Dodanie usuwania parkingu do endRent oraz revokeRentRequest</text:p>
          </table:table-cell>
        </table:table-row>
        <table:table-row table:style-name="ro2">
          <table:table-cell table:style-name="ce2" office:value-type="date" office:date-value="2020-08-15" calcext:value-type="date">
            <text:p>15.08.2020</text:p>
          </table:table-cell>
          <table:table-cell table:style-name="ce10"/>
          <table:table-cell/>
        </table:table-row>
        <table:table-row table:style-name="ro2">
          <table:table-cell table:style-name="ce2" office:value-type="date" office:date-value="2020-08-16" calcext:value-type="date">
            <text:p>16.08.2020</text:p>
          </table:table-cell>
          <table:table-cell table:style-name="ce10"/>
          <table:table-cell table:style-name="ce13"/>
        </table:table-row>
        <table:table-row table:style-name="ro4">
          <table:table-cell table:style-name="ce2" office:value-type="date" office:date-value="2020-08-17" calcext:value-type="date">
            <text:p>17.08.2020</text:p>
          </table:table-cell>
          <table:table-cell table:style-name="ce10" office:value-type="float" office:value="8" calcext:value-type="float">
            <text:p>8</text:p>
          </table:table-cell>
          <table:table-cell table:style-name="ce13" office:value-type="string" calcext:value-type="string">
            <text:p>Dodanie sprawdzania dostępności pojazdów podczas dodawania oraz zmiany wypożyczenia. Zmiana obsługi NullPointerException. Dodanie aktualizacji parkingu początkowego następnego wypożyczenia do pojazdu. Zmiana argumentów w metodzie do listowania pojazdów poprzez czas wypożyczenia. Dodanie endpointa do sprawdzenia wypożyczenia przez administratora poprzez ID. Naprawienie dodawania wypożyczenia, kiedy ktoś poda puste pole w miejscu oddania auta po wypożyczeniu, miejsce to zostanie ustawione na takie z którego pojazd był zabrany. Naprawa sprawdzania dostępności pojazdów</text:p>
          </table:table-cell>
        </table:table-row>
        <table:table-row table:style-name="ro3">
          <table:table-cell table:style-name="ce2" office:value-type="date" office:date-value="2020-08-18" calcext:value-type="date">
            <text:p>18.08.2020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string" calcext:value-type="string">
            <text:p>Naprawa błędów: wyrzucanie cały czas NoSuchElementException. Dodanie kolejnych listowań do kontrolera na zlecenie front-endu, dodanie możliwości akceptowania przez administratora oddawania pojazdów, poprawa RentDTO – usunięcie pola i naprawa testów, naprawiona została metoda do walidowania daty składania wypożyczenia. Refactor metod. Dodanie getów do kontrolera na zlecenie front-endu. Poprawa dodawania wypożyczenia.</text:p>
          </table:table-cell>
        </table:table-row>
        <table:table-row table:style-name="ro2">
          <table:table-cell table:style-name="ce2" office:value-type="date" office:date-value="2020-08-19" calcext:value-type="date">
            <text:p>19.08.2020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string" calcext:value-type="string">
            <text:p>Naprawa błędu(zapisywanie do bazy danych oddanych wypożyczeń). Zmiana czasu końcowego wypożyczenia nadpisywany w momencie oddania. Refactor kodu, testowanie manualne aplikacji przed oddaniem.</text:p>
          </table:table-cell>
        </table:table-row>
        <table:table-row table:style-name="ro2">
          <table:table-cell table:style-name="ce2" office:value-type="date" office:date-value="2020-08-20" calcext:value-type="date">
            <text:p>20.08.2020</text:p>
          </table:table-cell>
          <table:table-cell table:style-name="ce10" office:value-type="float" office:value="8" calcext:value-type="float">
            <text:p>8</text:p>
          </table:table-cell>
          <table:table-cell table:style-name="ce13" office:value-type="string" calcext:value-type="string">
            <text:p>Duży refactor kodu, zmiana kodów odpowiedzi z metod. Dodanie walidacji czy użytkownik wybrał date wcześniejszą od aktualnej. Testowanie manualne aplikacji, pomoc front-endowi z rozwiązaniem problemów.</text:p>
          </table:table-cell>
        </table:table-row>
        <table:table-row table:style-name="ro3">
          <table:table-cell table:style-name="ce2" office:value-type="date" office:date-value="2020-08-21" calcext:value-type="date">
            <text:p>21.08.2020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string" calcext:value-type="string">
            <text:p>Naprawa błędów, refactor kodu, testowanie aplikacji. Dodanie metody usuwającej wszystkie renty wraz z usunięciem użytkownika. Zmiana dodawania i usuwania parkingów przy oddawaniu wypożyczeń. Dodanie walidacji, że wypożyczenie musi mieć długość minimum 30 minut i musi być złożone 15 minut przed datą wypożyczenia. Naprawa listowania pojazdów po dacie – dodanie walidacji. </text:p>
          </table:table-cell>
        </table:table-row>
        <table:table-row table:style-name="ro2">
          <table:table-cell table:style-name="ce2" office:value-type="date" office:date-value="2020-08-22" calcext:value-type="date">
            <text:p>22.08.2020</text:p>
          </table:table-cell>
          <table:table-cell table:style-name="ce10"/>
          <table:table-cell table:style-name="ce13"/>
        </table:table-row>
        <table:table-row table:style-name="ro2">
          <table:table-cell table:style-name="ce2" office:value-type="date" office:date-value="2020-08-23" calcext:value-type="date">
            <text:p>23.08.2020</text:p>
          </table:table-cell>
          <table:table-cell table:style-name="ce10"/>
          <table:table-cell table:style-name="ce13"/>
        </table:table-row>
        <table:table-row table:style-name="ro2">
          <table:table-cell table:style-name="ce2" office:value-type="date" office:date-value="2020-08-24" calcext:value-type="date">
            <text:p>24.08.2020</text:p>
          </table:table-cell>
          <table:table-cell table:style-name="ce10"/>
          <table:table-cell table:style-name="ce13"/>
        </table:table-row>
        <table:table-row table:style-name="ro2">
          <table:table-cell table:style-name="ce2" office:value-type="date" office:date-value="2020-08-25" calcext:value-type="date">
            <text:p>25.08.2020</text:p>
          </table:table-cell>
          <table:table-cell table:style-name="ce10"/>
          <table:table-cell table:style-name="ce13"/>
        </table:table-row>
        <table:table-row table:style-name="ro2">
          <table:table-cell table:style-name="ce2" office:value-type="date" office:date-value="2020-08-26" calcext:value-type="date">
            <text:p>26.08.2020</text:p>
          </table:table-cell>
          <table:table-cell table:style-name="ce10"/>
          <table:table-cell table:style-name="ce13"/>
        </table:table-row>
        <table:table-row table:style-name="ro2">
          <table:table-cell table:style-name="ce2" office:value-type="date" office:date-value="2020-08-27" calcext:value-type="date">
            <text:p>27.08.2020</text:p>
          </table:table-cell>
          <table:table-cell table:style-name="ce10"/>
          <table:table-cell table:style-name="ce13"/>
        </table:table-row>
        <table:table-row table:style-name="ro2">
          <table:table-cell table:style-name="ce2" office:value-type="date" office:date-value="2020-08-28" calcext:value-type="date">
            <text:p>28.08.2020</text:p>
          </table:table-cell>
          <table:table-cell table:style-name="ce10"/>
          <table:table-cell table:style-name="ce13"/>
        </table:table-row>
        <table:table-row table:style-name="ro2">
          <table:table-cell table:style-name="ce2"/>
          <table:table-cell table:style-name="ce5" table:formula="of:=SUM([.B2:.B60])" office:value-type="float" office:value="179" calcext:value-type="float">
            <text:p>179</text:p>
          </table:table-cell>
          <table:table-cell/>
        </table:table-row>
        <table:table-row table:style-name="ro2" table:number-rows-repeated="1048514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08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1">00.00.0000</text:date>, <text:time style:data-style-name="N2" text:time-value="13:20:34.562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1T14:05:19.579000000</meta:creation-date>
    <dc:date>2020-08-21T13:32:45.220000000</dc:date>
    <meta:editing-duration>PT1H32M39S</meta:editing-duration>
    <meta:editing-cycles>46</meta:editing-cycles>
    <meta:generator>LibreOffice/6.4.2.2$Windows_X86_64 LibreOffice_project/4e471d8c02c9c90f512f7f9ead8875b57fcb1ec3</meta:generator>
    <meta:document-statistic meta:table-count="1" meta:cell-count="133" meta:object-count="0"/>
  </office:meta>
</office:document-meta>
</file>